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145B20E0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88cm" table:align="left"/>
    </style:style>
    <style:style style:name="Table1.A" style:family="table-column">
      <style:table-column-properties style:column-width="2.873cm"/>
    </style:style>
    <style:style style:name="Table1.B" style:family="table-column">
      <style:table-column-properties style:column-width="10.231cm"/>
    </style:style>
    <style:style style:name="Table1.C" style:family="table-column">
      <style:table-column-properties style:column-width="3.88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style:min-row-height="0.954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der Form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Picture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C1" office:value-type="string">
            <text:p text:style-name="Table_20_Contents">Quantity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template.image(item.picture)" text:anchor-type="paragraph" svg:width="1.409cm" svg:height="0.706cm" draw:z-index="0"><draw:image xlink:href="Pictures/1000000000000028000000145B20E0B1.png" xlink:type="simple" xlink:show="embed" xlink:actuate="onLoad"/>
       </draw:frame></text:p>
          </table:table-cell>
          <table:table-cell table:style-name="Table1.A2" office:value-type="string">
            <text:p text:style-name="Table_20_Contents"><text:text-input text:description="item.description">Sample Item</text:text-input></text:p>
          </table:table-cell>
          <table:table-cell table:style-name="Table1.C2" office:value-type="string">
            <text:p text:style-name="P1"><text:script script:language="JOOScript">&lt;jooscript&gt;
  &lt;insert-around element="table:table-row"&gt;
    [#list items as item]
      &lt;content/&gt;
    [/#list]
  &lt;/insert-around&gt;
&lt;/jooscript&gt;</text:script><text:text-input text:description="item.quantity">100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Mirko Nasato</meta:initial-creator>
    <meta:creation-date>2006-10-26T18:15:02</meta:creation-date>
    <dc:creator>Mirko Nasato</dc:creator>
    <dc:date>2006-12-01T19:58:10</dc:date>
    <dc:language>en-GB</dc:language>
    <meta:editing-cycles>25</meta:editing-cycles>
    <meta:editing-duration>PT3H17M1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6" meta:word-count="5" meta:character-count="39"/>
  </office:meta>
</office:document-meta>
</file>